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206516" officeooo:paragraph-rsid="00206516" style:font-weight-asian="bold" style:font-weight-complex="bold"/>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6f35b3" officeooo:paragraph-rsid="006f35b3" style:font-weight-asian="bold" style:font-weight-complex="bold"/>
    </style:style>
    <style:style style:name="P7" style:family="paragraph" style:parent-style-name="Standard">
      <style:text-properties style:font-name="Times New Roman" officeooo:rsid="00267fa4" officeooo:paragraph-rsid="005e704c"/>
    </style:style>
    <style:style style:name="P8" style:family="paragraph" style:parent-style-name="Standard">
      <style:text-properties style:font-name="Times New Roman"/>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Table_20_Contents">
      <style:text-properties style:font-name="Times New Roman" officeooo:rsid="00240acc" officeooo:paragraph-rsid="00240acc"/>
    </style:style>
    <style:style style:name="P11" style:family="paragraph" style:parent-style-name="Table_20_Contents">
      <style:text-properties style:font-name="Times New Roman" officeooo:rsid="006f35b3" officeooo:paragraph-rsid="006f35b3"/>
    </style:style>
    <style:style style:name="P12" style:family="paragraph" style:parent-style-name="Table_20_Contents">
      <style:text-properties style:font-name="Times New Roman" officeooo:rsid="007b3e59" officeooo:paragraph-rsid="007b3e59"/>
    </style:style>
    <style:style style:name="P1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6" style:family="paragraph" style:parent-style-name="Standard">
      <style:text-properties style:text-underline-style="none" fo:font-weight="normal" officeooo:rsid="007cf309" officeooo:paragraph-rsid="007cf309" style:font-weight-asian="normal" style:font-weight-complex="normal"/>
    </style:style>
    <style:style style:name="P17" style:family="paragraph" style:parent-style-name="Standard">
      <style:text-properties style:text-underline-style="none" fo:font-weight="normal" officeooo:rsid="007cf309" officeooo:paragraph-rsid="00820596" style:font-weight-asian="normal" style:font-weight-complex="normal"/>
    </style:style>
    <style:style style:name="P18" style:family="paragraph" style:parent-style-name="Standard">
      <style:text-properties style:text-underline-style="none" fo:font-weight="normal" officeooo:rsid="007cf309" officeooo:paragraph-rsid="00854471" style:font-weight-asian="normal" style:font-weight-complex="normal"/>
    </style:style>
    <style:style style:name="P19" style:family="paragraph" style:parent-style-name="Standard">
      <style:text-properties style:text-underline-style="none" fo:font-weight="normal" officeooo:rsid="0080edfe" officeooo:paragraph-rsid="0080edfe" style:font-weight-asian="normal" style:font-weight-complex="normal"/>
    </style:style>
    <style:style style:name="P20" style:family="paragraph" style:parent-style-name="Standard">
      <style:text-properties style:text-underline-style="none" fo:font-weight="normal" officeooo:rsid="0080edfe" officeooo:paragraph-rsid="00820596" style:font-weight-asian="normal" style:font-weight-complex="normal"/>
    </style:style>
    <style:style style:name="P21" style:family="paragraph" style:parent-style-name="Standard">
      <style:text-properties style:text-underline-style="none" fo:font-weight="normal" officeooo:rsid="0080edfe" officeooo:paragraph-rsid="0085f2a6" style:font-weight-asian="normal" style:font-weight-complex="normal"/>
    </style:style>
    <style:style style:name="P22" style:family="paragraph" style:parent-style-name="Standard">
      <style:text-properties style:text-underline-style="none" fo:font-weight="normal" officeooo:rsid="00884be0" officeooo:paragraph-rsid="00854471" style:font-weight-asian="normal" style:font-weight-complex="normal"/>
    </style:style>
    <style:style style:name="P23" style:family="paragraph" style:parent-style-name="Standard">
      <style:text-properties style:text-underline-style="none" fo:font-weight="normal" officeooo:rsid="0083da59" officeooo:paragraph-rsid="00854471" style:font-weight-asian="normal" style:font-weight-complex="normal"/>
    </style:style>
    <style:style style:name="P24" style:family="paragraph" style:parent-style-name="Standard">
      <style:text-properties style:text-underline-style="none" fo:font-weight="normal" officeooo:rsid="00820e8d" officeooo:paragraph-rsid="0085f2a6" style:font-weight-asian="normal" style:font-weight-complex="normal"/>
    </style:style>
    <style:style style:name="P25" style:family="paragraph" style:parent-style-name="Standard">
      <style:text-properties style:text-underline-style="none" fo:font-weight="normal" officeooo:rsid="008280b1" officeooo:paragraph-rsid="0085f2a6" style:font-weight-asian="normal" style:font-weight-complex="normal"/>
    </style:style>
    <style:style style:name="P26"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8" style:family="paragraph" style:parent-style-name="Standard">
      <style:text-properties fo:font-style="italic" style:text-underline-style="none" fo:font-weight="bold" officeooo:rsid="007cf309" officeooo:paragraph-rsid="00820596" style:font-style-asian="italic" style:font-weight-asian="bold" style:font-style-complex="italic" style:font-weight-complex="bold"/>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7c68e3" style:font-weight-asian="bold" style:font-weight-complex="bold"/>
    </style:style>
    <style:style style:name="T6" style:family="text">
      <style:text-properties officeooo:rsid="005c6fb9"/>
    </style:style>
    <style:style style:name="T7" style:family="text">
      <style:text-properties officeooo:rsid="00700794"/>
    </style:style>
    <style:style style:name="T8" style:family="text">
      <style:text-properties officeooo:rsid="0079bd7d"/>
    </style:style>
    <style:style style:name="T9" style:family="text">
      <style:text-properties fo:font-weight="normal" style:font-weight-asian="normal" style:font-weight-complex="normal"/>
    </style:style>
    <style:style style:name="T10" style:family="text">
      <style:text-properties fo:font-weight="normal" officeooo:rsid="00207eef" style:font-weight-asian="normal" style:font-weight-complex="normal"/>
    </style:style>
    <style:style style:name="T11" style:family="text">
      <style:text-properties fo:font-weight="normal" officeooo:rsid="00146369" style:font-weight-asian="normal" style:font-weight-complex="normal"/>
    </style:style>
    <style:style style:name="T12" style:family="text">
      <style:text-properties fo:font-weight="normal" officeooo:rsid="002455a7" style:font-weight-asian="normal" style:font-weight-complex="normal"/>
    </style:style>
    <style:style style:name="T13" style:family="text">
      <style:text-properties fo:font-weight="normal" officeooo:rsid="007c68e3" style:font-weight-asian="normal" style:font-weight-complex="normal"/>
    </style:style>
    <style:style style:name="T14" style:family="text">
      <style:text-properties fo:font-weight="normal" officeooo:rsid="007ebe03" style:font-weight-asian="normal" style:font-weight-complex="normal"/>
    </style:style>
    <style:style style:name="T15" style:family="text">
      <style:text-properties officeooo:rsid="007c68e3"/>
    </style:style>
    <style:style style:name="T16" style:family="text">
      <style:text-properties officeooo:rsid="007cf309"/>
    </style:style>
    <style:style style:name="T17" style:family="text">
      <style:text-properties officeooo:rsid="00800b4e"/>
    </style:style>
    <style:style style:name="T18" style:family="text">
      <style:text-properties officeooo:rsid="0080edfe"/>
    </style:style>
    <style:style style:name="T19" style:family="text">
      <style:text-properties officeooo:rsid="00820596"/>
    </style:style>
    <style:style style:name="T20" style:family="text">
      <style:text-properties officeooo:rsid="0082f865"/>
    </style:style>
    <style:style style:name="T21" style:family="text">
      <style:text-properties fo:font-style="normal" style:font-style-asian="normal" style:font-style-complex="normal"/>
    </style:style>
    <style:style style:name="T22" style:family="text">
      <style:text-properties fo:font-style="normal" officeooo:rsid="0082f865" style:font-style-asian="normal" style:font-style-complex="normal"/>
    </style:style>
    <style:style style:name="T23" style:family="text">
      <style:text-properties fo:font-style="normal" officeooo:rsid="00820596"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820596" style:font-style-asian="normal" style:font-weight-asian="normal" style:font-style-complex="normal" style:font-weight-complex="normal"/>
    </style:style>
    <style:style style:name="T26" style:family="text">
      <style:text-properties officeooo:rsid="0083a984"/>
    </style:style>
    <style:style style:name="T27" style:family="text">
      <style:text-properties officeooo:rsid="00847234"/>
    </style:style>
    <style:style style:name="T28" style:family="text">
      <style:text-properties officeooo:rsid="0086bfb3"/>
    </style:style>
    <style:style style:name="T29" style:family="text">
      <style:text-properties officeooo:rsid="00884be0"/>
    </style:style>
    <style:style style:name="T30" style:family="text">
      <style:text-properties officeooo:rsid="00820e8d"/>
    </style:style>
    <style:style style:name="T31" style:family="text">
      <style:text-properties officeooo:rsid="00855344"/>
    </style:style>
    <style:style style:name="T32" style:family="text">
      <style:text-properties officeooo:rsid="008280b1"/>
    </style:style>
    <style:style style:name="T33" style:family="text">
      <style:text-properties officeooo:rsid="00879a2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am 1</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3"><text:span text:style-name="T1">T</text:span><text:span text:style-name="T2">aller de Traducción </text:span><text:span text:style-name="T6">Ingeniería y Adelantos Tecnológicos</text:span></text:p>
          </table:table-cell>
        </table:table-row>
        <table:table-row>
          <table:table-cell table:style-name="Table1.A1" office:value-type="string">
            <text:p text:style-name="P10">Course ID:</text:p>
          </table:table-cell>
          <table:table-cell table:style-name="Table1.A1" office:value-type="string">
            <text:p text:style-name="P4">IT062<text:span text:style-name="T8">8 </text:span><text:span text:style-name="T15">(Marron, 25-2)</text:span></text:p>
          </table:table-cell>
        </table:table-row>
        <table:table-row>
          <table:table-cell table:style-name="Table1.A1" office:value-type="string">
            <text:p text:style-name="P11">Cohort <text:span text:style-name="T7">ID</text:span>:</text:p>
          </table:table-cell>
          <table:table-cell table:style-name="Table1.A1" office:value-type="string">
            <text:p text:style-name="P6">6A<text:span text:style-name="T7">1</text:span></text:p>
          </table:table-cell>
        </table:table-row>
        <table:table-row>
          <table:table-cell table:style-name="Table1.A1" office:value-type="string">
            <text:p text:style-name="P12"><text:span text:style-name="T16">Exam </text:span>Date:</text:p>
          </table:table-cell>
          <table:table-cell table:style-name="Table1.A1" office:value-type="string">
            <text:p text:style-name="P5">1<text:span text:style-name="T17">1</text:span> Feb 2025</text:p>
          </table:table-cell>
        </table:table-row>
      </table:table>
      <text:p text:style-name="P2"/>
      <text:p text:style-name="P9"><text:span text:style-name="T4">General </text:span><text:span text:style-name="T3">Instructions: </text:span><text:span text:style-name="T13">Print</text:span><text:span text:style-name="T5"> </text:span><text:span text:style-name="T10">your name in the upper right-hand corner. </text:span><text:span text:style-name="T11">Read each item carefully. Be sure that you understand exactly what is being asked of you. </text:span><text:span text:style-name="T12">Begin your answers on the backside of this paper </text:span><text:span text:style-name="T14">and a</text:span><text:span text:style-name="T12">dd extra sheets of paper as needed. Be sure to write your name on any extra sheets of paper. </text:span><text:span text:style-name="T14">S</text:span><text:span text:style-name="T12">taple all exam papers together when you are finished.</text:span></text:p>
      <text:p text:style-name="P14"/>
      <text:p text:style-name="P9"><text:span text:style-name="T11">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9">you.</text:span></text:p>
      <text:p text:style-name="P15"/>
      <text:p text:style-name="P8">This is a closed book exam.</text:p>
      <text:p text:style-name="P7"/>
      <text:p text:style-name="P7"/>
      <text:p text:style-name="P27">Task 1</text:p>
      <text:p text:style-name="P24">Be able to write a condensed summary from your paper on the history of an engineering discipline in Mexico. Your condensed summary should <text:span text:style-name="T27">certainly </text:span>recount the history of the engineering field <text:span text:style-name="T33">you selected, </text:span>but <text:span text:style-name="T27">it must </text:span>focus on the present state of the discipline <text:span text:style-name="T27">in Mexico</text:span>. You should be able to write this condensed summary in both English and Spanish.</text:p>
      <text:p text:style-name="P24"/>
      <text:p text:style-name="P27">Task <text:span text:style-name="T30">2</text:span></text:p>
      <text:p text:style-name="P25">In a few paragraphs <text:span text:style-name="T31">(English)</text:span>, be able to discuss your perspective and the general public’s perspective on the difference(s) between science and engineering. <text:s/><text:span text:style-name="T27">Do you think scientists and engineers have a moral or ethical responsibility for the knowledge they create?</text:span></text:p>
      <text:p text:style-name="P25"/>
      <text:p text:style-name="P27">Task <text:span text:style-name="T32">3</text:span></text:p>
      <text:p text:style-name="P21"><text:span text:style-name="Strong_20_Emphasis"><text:span text:style-name="T24">Critique the following </text:span></text:span><text:span text:style-name="Strong_20_Emphasis"><text:span text:style-name="T25">using the </text:span></text:span><text:span text:style-name="Strong_20_Emphasis"><text:span text:style-name="T24">Reporter's Toolkit </text:span></text:span><text:span text:style-name="Strong_20_Emphasis"><text:span text:style-name="T25">of questions: </text:span></text:span><text:span text:style-name="Strong_20_Emphasis"><text:span text:style-name="T24">1) Who is the intended audience? <text:s text:c="6"/>2) What is the newsworthy event(s)? <text:s/>3) When are the events happening? 4) Where are the events happening? 5) Why was the article written? Give your opinion of the article.</text:span></text:span></text:p>
      <text:p text:style-name="P16"/>
      <text:p text:style-name="Standard"><text:span text:style-name="Emphasis">The Mystery of Dark Matter: What Holds the Universe Together?</text:span></text:p>
      <text:p text:style-name="Standard">Dark matter is a mysterious substance that makes up approximately 27% of the universe. Unlike ordinary matter, it does not emit, absorb, or reflect light, making it invisible and detectable only through its gravitational effects on visible matter, such as stars and galaxies. Scientists hypothesize that dark matter acts as the "glue" that holds galaxies together, preventing them from flying apart despite their rapid rotation.</text:p>
      <text:p text:style-name="Standard"/>
      <text:p text:style-name="Standard">The exact nature of dark matter remains unknown, but there are several theories. One suggests it is composed of Weakly Interacting Massive Particles (WIMPs), which are hypothetical particles that rarely interact with ordinary matter. Another theory proposes axions, extremely light particles that may exist in vast quantities.</text:p>
      <text:p text:style-name="Standard"><text:soft-page-break/>Efforts to detect dark matter directly have yet to yield conclusive results. Experiments like the Large Hadron Collider and underground detectors have searched for evidence but have only narrowed down possible characteristics. As a result, the nature of dark matter remains one of the most significant unsolved mysteries in modern physics.</text:p>
      <text:p text:style-name="P20"/>
      <text:p text:style-name="P26">Task <text:span text:style-name="T20">4</text:span></text:p>
      <text:p text:style-name="P23">Outline Kuhn’s perceptions of what constitutes ‘nornal science’ . <text:span text:style-name="T27">How do practitioners of normal science <text:s/>think? What are the types of problems tackled by normal science? What is the goal of normal science? What are researchers </text:span><text:span text:style-name="T28">in normal science </text:span><text:span text:style-name="T27">generally doing when they publish their results? </text:span><text:span text:style-name="T28">Why do people build careers in normal science?</text:span></text:p>
      <text:p text:style-name="P18"/>
      <text:p text:style-name="P26">Task <text:span text:style-name="T29">5</text:span></text:p>
      <text:p text:style-name="P22">Briefly explain (English) the concept of ‘wicked problems’ and how such problems differ from the problems in Kuhn’s ‘normal science’.</text:p>
      <text:p text:style-name="P22"/>
      <text:p text:style-name="P26">Task <text:span text:style-name="T29">6</text:span></text:p>
      <text:p text:style-name="P22">Translate the following excerpt from Strunk and White’s, “Elements of Style” into Spanish.</text:p>
      <text:p text:style-name="P17"/>
      <text:p text:style-name="P28">16. Use definite, specific, concrete language.</text:p>
      <text:p text:style-name="P17">Prefer the specific to the general, the definite to the vague, the concrete to the abstract.</text:p>
      <text:p text:style-name="P17"/>
      <text:p text:style-name="P17"><text:tab/>A period of unfavorable weather set in. <text:span text:style-name="T26">(vague)</text:span></text:p>
      <text:p text:style-name="P17"><text:tab/>It rained every day for a week. <text:span text:style-name="T26">(concrete)</text:span></text:p>
      <text:p text:style-name="P17"/>
      <text:p text:style-name="P17"><text:tab/>He showed satisfaction as he took possession of his well-earned reward. <text:span text:style-name="T26">(abstract)</text:span></text:p>
      <text:p text:style-name="P17"><text:tab/><text:span text:style-name="T26">H</text:span>e grinned as he pocketed the coin. <text:span text:style-name="T26">(definite)</text:span></text:p>
      <text:p text:style-name="P17"/>
      <text:p text:style-name="P17">If those who have studied the art of writing are in accord on any one point, it is this: the surest way to</text:p>
      <text:p text:style-name="P17">arouse and hold the reader's attention is by being specific, definite, and concrete. The greatest writers—</text:p>
      <text:p text:style-name="P17">Homer, Dante, Shakespeare— are effective largely because they deal in particulars and report the details hat matter. Their words call up pictures.</text:p>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1-28T18:20:12.578737785</dc:date>
    <meta:editing-duration>PT10H44M56S</meta:editing-duration>
    <meta:editing-cycles>79</meta:editing-cycles>
    <meta:generator>LibreOffice/7.3.7.2$Linux_X86_64 LibreOffice_project/30$Build-2</meta:generator>
    <meta:document-statistic meta:table-count="1" meta:image-count="1" meta:object-count="0" meta:page-count="2" meta:paragraph-count="37" meta:word-count="679" meta:character-count="4156" meta:non-whitespace-character-count="3501"/>
  </office:meta>
</office:document-meta>
</file>